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044dac" officeooo:paragraph-rsid="00044dac"/>
    </style:style>
    <style:style style:name="P2" style:family="paragraph" style:parent-style-name="Standard">
      <style:text-properties style:font-name="arial" officeooo:rsid="0007fd14" officeooo:paragraph-rsid="0007fd14"/>
    </style:style>
    <style:style style:name="P3" style:family="paragraph" style:parent-style-name="Standard">
      <style:text-properties style:font-name="arial" officeooo:rsid="0009b532" officeooo:paragraph-rsid="0009b532"/>
    </style:style>
    <style:style style:name="P4" style:family="paragraph" style:parent-style-name="Standard">
      <style:text-properties style:font-name="arial" officeooo:rsid="000e64cd" officeooo:paragraph-rsid="000e64cd"/>
    </style:style>
    <style:style style:name="P5" style:family="paragraph" style:parent-style-name="Standard">
      <style:text-properties style:font-name="arial" officeooo:rsid="000feec7" officeooo:paragraph-rsid="000feec7"/>
    </style:style>
    <style:style style:name="P6" style:family="paragraph" style:parent-style-name="Standard">
      <style:text-properties style:font-name="arial" officeooo:rsid="00100bd9" officeooo:paragraph-rsid="00100bd9"/>
    </style:style>
    <style:style style:name="T1" style:family="text">
      <style:text-properties officeooo:rsid="000b9bca"/>
    </style:style>
    <style:style style:name="T2" style:family="text">
      <style:text-properties style:text-underline-style="solid" style:text-underline-width="auto" style:text-underline-color="font-color" officeooo:rsid="000b9bca"/>
    </style:style>
    <style:style style:name="T3" style:family="text">
      <style:text-properties style:text-underline-style="none" officeooo:rsid="000b9bca"/>
    </style:style>
    <style:style style:name="T4" style:family="text">
      <style:text-properties officeooo:rsid="000e09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cionario de términos</text:p>
      <text:p text:style-name="P1"/>
      <text:p text:style-name="P1">Alquiler películas = Ejemplares _a _alquilar + selección_ejemplares <text:span text:style-name="T4">+ consumo_credito</text:span></text:p>
      <text:p text:style-name="P2">Devoluciones = <text:span text:style-name="T1">No_completa + no_</text:span><text:span text:style-name="T3">nuevos</text:span><text:span text:style-name="T2">_</text:span><text:span text:style-name="T3">alquileres + sanción_económica</text:span></text:p>
      <text:p text:style-name="P3">Emitir comprobante= Ejemplares_solicitados + fecha_devolución + saldo_disponible</text:p>
      <text:p text:style-name="P4">Comprobar credito= Aceptar_alquiler</text:p>
      <text:p text:style-name="P5">Asignar= Recogida_de_entregas + identificar_con_codigo</text:p>
      <text:p text:style-name="P5">Pedidos peliculas= peliculas_nuevas + aumento_stock</text:p>
      <text:p text:style-name="P6">Entrega peliculas= Satisfacer_pedido + Una_o_varias_entreg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date-style style:name="N11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9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0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07">
      <number:day number:calendar="jewish"/>
      <number:text> </number:text>
      <number:month number:calendar="jewish" number:style="long" number:textual="true"/>
    </number:date-style>
    <number:date-style style:name="N106">
      <number:month number:calendar="jewish" number:style="long" number:textual="true"/>
      <number:text> </number:text>
      <number:day number:calendar="jewish"/>
    </number:date-style>
    <number:date-style style:name="N105">
      <number:month number:calendar="jewish" number:style="long" number:textual="true"/>
      <number:text> </number:text>
      <number:year number:calendar="jewish" number:style="long"/>
    </number:date-style>
    <number:date-style style:name="N104">
      <number:month number:calendar="jewish" number:style="long" number:textual="true"/>
    </number:date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9T19:04:45.934127400</meta:creation-date>
    <dc:date>2024-02-09T19:45:17.902252670</dc:date>
    <meta:editing-duration>PT29M20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8" meta:word-count="44" meta:character-count="457" meta:non-whitespace-character-count="421"/>
  </office:meta>
</office:document-meta>
</file>